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8cm"/>
    </style:style>
    <style:style style:name="co3" style:family="table-column">
      <style:table-column-properties fo:break-before="auto" style:column-width="5.465cm"/>
    </style:style>
    <style:style style:name="co4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진행여부</text:p>
          </table:table-cell>
        </table:table-row>
        <table:table-row table:style-name="ro1">
          <table:table-cell/>
          <table:table-cell office:value-type="string" calcext:value-type="string">
            <text:p>표지</text:p>
          </table:table-cell>
          <table:table-cell office:value-type="string" calcext:value-type="string">
            <text:p>프로젝트명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참여학생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작품명 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office:value-type="string" calcext:value-type="string">
            <text:p>요약본</text:p>
          </table:table-cell>
          <table:table-cell office:value-type="string" calcext:value-type="string">
            <text:p>프로젝트명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작품명 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작품소개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작품구성도</text:p>
          </table:table-cell>
          <table: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작품 개발배경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작품의 특장점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작품의 기대효과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본문 </text:p>
          </table:table-cell>
          <table:table-cell office:value-type="string" calcext:value-type="string">
            <text:p>작품 개요 </text:p>
          </table:table-cell>
          <table:table-cell office:value-type="string" calcext:value-type="string">
            <text:p>작품 소개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작품의 개발 배경 및 필요성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작품의 특징 및 장점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작품 내용</text:p>
          </table:table-cell>
          <table:table-cell office:value-type="string" calcext:value-type="string">
            <text:p>작품 구성도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작품 기능</text:p>
          </table:table-cell>
          <table:table-cell office:value-type="string" calcext:value-type="string">
            <text:p>전체 기능 목록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S/W 주요 기능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H/W 주요 기능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주요 적용 기술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작품 개발환경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기타 사항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프로젝트 수행 </text:p>
          </table:table-cell>
          <table:table-cell office:value-type="string" calcext:value-type="string">
            <text:p>참여학생 압무 분담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프로젝트 수행일정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프로젝트 추진 과정에서의 문제점</text:p>
          </table:table-cell>
          <table:table-cell office:value-type="string" calcext:value-type="string">
            <text:p>프로젝트 관리 측면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작품 개발 측면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프로젝트를 통해 배우거나 느낀점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작품의 기대효과 및 활용분야</text:p>
          </table:table-cell>
          <table:table-cell office:value-type="string" calcext:value-type="string">
            <text:p>작품의 기대효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작품의 활용분야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개발 산출물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5"/>
        </table:table-row>
        <table:table-row table:style-name="ro1">
          <table:table-cell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0:21:30.247859118</meta:creation-date>
    <dc:date>2022-12-08T22:28:59.837055359</dc:date>
    <meta:editing-duration>PT1H57M17S</meta:editing-duration>
    <meta:editing-cycles>5</meta:editing-cycles>
    <meta:generator>LibreOffice/7.3.7.2$Linux_X86_64 LibreOffice_project/30$Build-2</meta:generator>
    <meta:document-statistic meta:table-count="1" meta:cell-count="44" meta:object-count="0"/>
  </office:meta>
</office:document-meta>
</file>